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7d42c" officeooo:paragraph-rsid="0027d42c"/>
    </style:style>
    <style:style style:name="P3" style:family="paragraph" style:parent-style-name="Standard">
      <style:text-properties fo:language="pl" fo:country="PL" officeooo:paragraph-rsid="002a887a"/>
    </style:style>
    <style:style style:name="P4" style:family="paragraph" style:parent-style-name="Standard">
      <style:text-properties fo:language="pl" fo:country="PL" officeooo:rsid="00329b05" officeooo:paragraph-rsid="00329b05"/>
    </style:style>
    <style:style style:name="P5" style:family="paragraph" style:parent-style-name="Standard">
      <style:text-properties fo:language="pl" fo:country="PL" officeooo:rsid="003ef6de" officeooo:paragraph-rsid="003f5dc6"/>
    </style:style>
    <style:style style:name="P6" style:family="paragraph" style:parent-style-name="Standard">
      <style:text-properties fo:language="pl" fo:country="PL" officeooo:rsid="003f5dc6" officeooo:paragraph-rsid="00343946"/>
    </style:style>
    <style:style style:name="P7" style:family="paragraph" style:parent-style-name="Standard">
      <style:text-properties fo:language="pl" fo:country="PL" officeooo:rsid="003f5dc6" officeooo:paragraph-rsid="004090da"/>
    </style:style>
    <style:style style:name="P8" style:family="paragraph" style:parent-style-name="Standard">
      <style:text-properties fo:language="pl" fo:country="PL" officeooo:rsid="00c7f900" officeooo:paragraph-rsid="00c7f900"/>
    </style:style>
    <style:style style:name="P9" style:family="paragraph" style:parent-style-name="Standard">
      <style:text-properties fo:language="pl" fo:country="PL" fo:font-weight="normal" officeooo:rsid="00c7f900" officeooo:paragraph-rsid="00c7f900" style:font-weight-asian="normal" style:font-weight-complex="normal"/>
    </style:style>
    <style:style style:name="P10" style:family="paragraph" style:parent-style-name="Standard">
      <style:text-properties fo:language="pl" fo:country="PL" style:text-underline-style="none" fo:font-weight="normal" officeooo:rsid="00c8d25d" officeooo:paragraph-rsid="00c7f900" style:font-weight-asian="normal" style:font-weight-complex="normal"/>
    </style:style>
    <style:style style:name="P11" style:family="paragraph" style:parent-style-name="Standard">
      <style:text-properties fo:language="pl" fo:country="PL" style:text-underline-style="none" fo:font-weight="normal" officeooo:rsid="00c8d25d" officeooo:paragraph-rsid="00c8d25d" style:font-weight-asian="normal" style:font-weight-complex="normal"/>
    </style:style>
    <style:style style:name="P12" style:family="paragraph" style:parent-style-name="Standard">
      <style:text-properties fo:language="pl" fo:country="PL" style:text-underline-style="none" fo:font-weight="normal" officeooo:rsid="00c9189b" officeooo:paragraph-rsid="00c9189b" style:font-weight-asian="normal" style:font-weight-complex="normal"/>
    </style:style>
    <style:style style:name="P13" style:family="paragraph" style:parent-style-name="Standard">
      <style:text-properties fo:language="pl" fo:country="PL" style:text-underline-style="none" fo:font-weight="normal" officeooo:rsid="00c94826" officeooo:paragraph-rsid="00c94826" style:font-weight-asian="normal" style:font-weight-complex="normal"/>
    </style:style>
    <style:style style:name="P14" style:family="paragraph" style:parent-style-name="Standard">
      <style:text-properties fo:language="pl" fo:country="PL" style:text-underline-style="none" fo:font-weight="normal" officeooo:rsid="00caf9e4" officeooo:paragraph-rsid="00caf9e4" style:font-weight-asian="normal" style:font-weight-complex="normal"/>
    </style:style>
    <style:style style:name="P15" style:family="paragraph" style:parent-style-name="Standard">
      <style:text-properties fo:language="pl" fo:country="PL" style:text-underline-style="none" fo:font-weight="normal" officeooo:rsid="00cb66ee" officeooo:paragraph-rsid="00cb66ee" style:font-weight-asian="normal" style:font-weight-complex="normal"/>
    </style:style>
    <style:style style:name="P16" style:family="paragraph" style:parent-style-name="Standard">
      <style:text-properties fo:language="pl" fo:country="PL" style:text-underline-style="none" fo:font-weight="normal" officeooo:rsid="00cc3868" officeooo:paragraph-rsid="00cc3868" style:font-weight-asian="normal" style:font-weight-complex="normal"/>
    </style:style>
    <style:style style:name="P17" style:family="paragraph" style:parent-style-name="Standard">
      <style:text-properties fo:language="pl" fo:country="PL" style:text-underline-style="none" fo:font-weight="normal" officeooo:rsid="00cd0f1f" officeooo:paragraph-rsid="00cd0f1f" style:font-weight-asian="normal" style:font-weight-complex="normal"/>
    </style:style>
    <style:style style:name="P18" style:family="paragraph" style:parent-style-name="Standard">
      <style:text-properties fo:language="pl" fo:country="PL" style:text-underline-style="none" fo:font-weight="normal" officeooo:rsid="00cd75fd" officeooo:paragraph-rsid="00cd75fd" style:font-weight-asian="normal" style:font-weight-complex="normal"/>
    </style:style>
    <style:style style:name="P19" style:family="paragraph" style:parent-style-name="Standard">
      <style:text-properties fo:language="pl" fo:country="PL" style:text-underline-style="none" fo:font-weight="normal" officeooo:rsid="00ceefaa" officeooo:paragraph-rsid="00ceefaa" style:font-weight-asian="normal" style:font-weight-complex="normal"/>
    </style:style>
    <style:style style:name="P20" style:family="paragraph" style:parent-style-name="Standard">
      <style:text-properties fo:language="pl" fo:country="PL" style:text-underline-style="none" fo:font-weight="normal" officeooo:rsid="00cf8a4b" officeooo:paragraph-rsid="00cf8a4b" style:font-weight-asian="normal" style:font-weight-complex="normal"/>
    </style:style>
    <style:style style:name="P21" style:family="paragraph" style:parent-style-name="Standard">
      <style:text-properties fo:language="pl" fo:country="PL" style:text-underline-style="none" fo:font-weight="normal" officeooo:rsid="00d0a9ab" officeooo:paragraph-rsid="00d0a9ab" style:font-weight-asian="normal" style:font-weight-complex="normal"/>
    </style:style>
    <style:style style:name="P22" style:family="paragraph" style:parent-style-name="Standard">
      <style:text-properties fo:language="pl" fo:country="PL" style:text-underline-style="none" fo:font-weight="normal" officeooo:rsid="00d1ca72" officeooo:paragraph-rsid="00d1ca72" style:font-weight-asian="normal" style:font-weight-complex="normal"/>
    </style:style>
    <style:style style:name="P23" style:family="paragraph" style:parent-style-name="Standard">
      <style:text-properties fo:language="pl" fo:country="PL" style:text-underline-style="none" fo:font-weight="normal" officeooo:rsid="00d2b6c1" officeooo:paragraph-rsid="00d2b6c1" style:font-weight-asian="normal" style:font-weight-complex="normal"/>
    </style:style>
    <style:style style:name="P24" style:family="paragraph" style:parent-style-name="Standard">
      <style:text-properties fo:language="pl" fo:country="PL" style:text-underline-style="none" fo:font-weight="normal" officeooo:rsid="00d3ebcd" officeooo:paragraph-rsid="00d3ebcd" style:font-weight-asian="normal" style:font-weight-complex="normal"/>
    </style:style>
    <style:style style:name="P25" style:family="paragraph" style:parent-style-name="Standard">
      <style:text-properties fo:language="pl" fo:country="PL" style:text-underline-style="none" fo:font-weight="normal" officeooo:rsid="00d466f2" officeooo:paragraph-rsid="00d466f2" style:font-weight-asian="normal" style:font-weight-complex="normal"/>
    </style:style>
    <style:style style:name="P26" style:family="paragraph" style:parent-style-name="Standard">
      <style:text-properties fo:language="pl" fo:country="PL" style:text-underline-style="none" fo:font-weight="normal" officeooo:rsid="00d4c9fc" officeooo:paragraph-rsid="00d4c9fc" style:font-weight-asian="normal" style:font-weight-complex="normal"/>
    </style:style>
    <style:style style:name="P27" style:family="paragraph" style:parent-style-name="Standard">
      <style:text-properties fo:language="pl" fo:country="PL" style:text-underline-style="none" fo:font-weight="normal" officeooo:rsid="00d58299" officeooo:paragraph-rsid="00d58299" style:font-weight-asian="normal" style:font-weight-complex="normal"/>
    </style:style>
    <style:style style:name="P28" style:family="paragraph" style:parent-style-name="Standard">
      <style:text-properties fo:language="pl" fo:country="PL" style:text-underline-style="none" fo:font-weight="normal" officeooo:rsid="00d62e20" officeooo:paragraph-rsid="00d62e20" style:font-weight-asian="normal" style:font-weight-complex="normal"/>
    </style:style>
    <style:style style:name="P29" style:family="paragraph" style:parent-style-name="Standard">
      <style:text-properties fo:language="pl" fo:country="PL" style:text-underline-style="none" fo:font-weight="normal" officeooo:rsid="00d6e707" officeooo:paragraph-rsid="00d6e707" style:font-weight-asian="normal" style:font-weight-complex="normal"/>
    </style:style>
    <style:style style:name="P30" style:family="paragraph" style:parent-style-name="Standard">
      <style:text-properties fo:language="pl" fo:country="PL" style:text-underline-style="none" fo:font-weight="normal" officeooo:rsid="00d8cdf7" officeooo:paragraph-rsid="00d8cdf7" style:font-weight-asian="normal" style:font-weight-complex="normal"/>
    </style:style>
    <style:style style:name="P31" style:family="paragraph" style:parent-style-name="Standard">
      <style:text-properties fo:language="pl" fo:country="PL" style:text-underline-style="none" fo:font-weight="normal" officeooo:rsid="00d8fd06" officeooo:paragraph-rsid="00d8fd06" style:font-weight-asian="normal" style:font-weight-complex="normal"/>
    </style:style>
    <style:style style:name="P32" style:family="paragraph" style:parent-style-name="Standard">
      <style:text-properties fo:language="pl" fo:country="PL" style:text-underline-style="none" fo:font-weight="normal" officeooo:rsid="00d9c219" officeooo:paragraph-rsid="00d9c219" style:font-weight-asian="normal" style:font-weight-complex="normal"/>
    </style:style>
    <style:style style:name="P33" style:family="paragraph" style:parent-style-name="Standard">
      <style:text-properties fo:language="pl" fo:country="PL" style:text-underline-style="none" fo:font-weight="normal" officeooo:rsid="00da9d1a" officeooo:paragraph-rsid="00da9d1a" style:font-weight-asian="normal" style:font-weight-complex="normal"/>
    </style:style>
    <style:style style:name="P34" style:family="paragraph" style:parent-style-name="Standard">
      <style:text-properties fo:language="pl" fo:country="PL" style:text-underline-style="none" fo:font-weight="normal" officeooo:rsid="00dbc4d9" officeooo:paragraph-rsid="00dbc4d9" style:font-weight-asian="normal" style:font-weight-complex="normal"/>
    </style:style>
    <style:style style:name="P35" style:family="paragraph" style:parent-style-name="Standard">
      <style:text-properties fo:language="pl" fo:country="PL" style:text-underline-style="none" fo:font-weight="normal" officeooo:rsid="00dd396b" officeooo:paragraph-rsid="00dd396b" style:font-weight-asian="normal" style:font-weight-complex="normal"/>
    </style:style>
    <style:style style:name="P36" style:family="paragraph" style:parent-style-name="Standard">
      <style:text-properties fo:language="pl" fo:country="PL" style:text-underline-style="none" fo:font-weight="normal" officeooo:rsid="00de011e" officeooo:paragraph-rsid="00de011e" style:font-weight-asian="normal" style:font-weight-complex="normal"/>
    </style:style>
    <style:style style:name="P37" style:family="paragraph" style:parent-style-name="Standard">
      <style:text-properties fo:language="pl" fo:country="PL" style:text-underline-style="none" fo:font-weight="normal" officeooo:rsid="00e51a90" officeooo:paragraph-rsid="00e51a90" style:font-weight-asian="normal" style:font-weight-complex="normal"/>
    </style:style>
    <style:style style:name="P38" style:family="paragraph" style:parent-style-name="Standard">
      <style:text-properties fo:language="pl" fo:country="PL" style:text-underline-style="none" fo:font-weight="normal" officeooo:rsid="00e58a70" officeooo:paragraph-rsid="00e58a70" style:font-weight-asian="normal" style:font-weight-complex="normal"/>
    </style:style>
    <style:style style:name="P39" style:family="paragraph" style:parent-style-name="Standard">
      <style:text-properties fo:language="pl" fo:country="PL" style:text-underline-style="none" fo:font-weight="normal" officeooo:rsid="00e59221" officeooo:paragraph-rsid="00e59221" style:font-weight-asian="normal" style:font-weight-complex="normal"/>
    </style:style>
    <style:style style:name="P40" style:family="paragraph" style:parent-style-name="Standard">
      <style:text-properties fo:language="pl" fo:country="PL" style:text-underline-style="none" fo:font-weight="normal" officeooo:rsid="00e61ddd" officeooo:paragraph-rsid="00e61ddd" style:font-weight-asian="normal" style:font-weight-complex="normal"/>
    </style:style>
    <style:style style:name="P41" style:family="paragraph" style:parent-style-name="Standard">
      <style:text-properties fo:language="pl" fo:country="PL" style:text-underline-style="none" fo:font-weight="normal" officeooo:rsid="00e84546" officeooo:paragraph-rsid="00e84546" style:font-weight-asian="normal" style:font-weight-complex="normal"/>
    </style:style>
    <style:style style:name="P42" style:family="paragraph" style:parent-style-name="Standard">
      <style:text-properties fo:language="pl" fo:country="PL" style:text-underline-style="none" fo:font-weight="normal" officeooo:rsid="00e85c7b" officeooo:paragraph-rsid="00e85c7b" style:font-weight-asian="normal" style:font-weight-complex="normal"/>
    </style:style>
    <style:style style:name="P43" style:family="paragraph" style:parent-style-name="Standard">
      <style:text-properties fo:language="pl" fo:country="PL" style:text-underline-style="none" fo:font-weight="normal" officeooo:rsid="00ea2e1c" officeooo:paragraph-rsid="00ea2e1c" style:font-weight-asian="normal" style:font-weight-complex="normal"/>
    </style:style>
    <style:style style:name="P44" style:family="paragraph" style:parent-style-name="Standard">
      <style:text-properties fo:language="pl" fo:country="PL" style:text-underline-style="none" fo:font-weight="normal" officeooo:rsid="00eaa077" officeooo:paragraph-rsid="00eaa077" style:font-weight-asian="normal" style:font-weight-complex="normal"/>
    </style:style>
    <style:style style:name="P45" style:family="paragraph" style:parent-style-name="Standard">
      <style:text-properties fo:language="pl" fo:country="PL" style:text-underline-style="none" fo:font-weight="normal" officeooo:rsid="00eb8ae1" officeooo:paragraph-rsid="00eb8ae1" style:font-weight-asian="normal" style:font-weight-complex="normal"/>
    </style:style>
    <style:style style:name="P46" style:family="paragraph" style:parent-style-name="Standard">
      <style:text-properties fo:language="pl" fo:country="PL" style:text-underline-style="none" fo:font-weight="normal" officeooo:rsid="00ecdc7b" officeooo:paragraph-rsid="00ecdc7b" style:font-weight-asian="normal" style:font-weight-complex="normal"/>
    </style:style>
    <style:style style:name="P47" style:family="paragraph" style:parent-style-name="Standard">
      <style:text-properties fo:language="pl" fo:country="PL" style:text-underline-style="none" fo:font-weight="normal" officeooo:rsid="00eead29" officeooo:paragraph-rsid="00eead29" style:font-weight-asian="normal" style:font-weight-complex="normal"/>
    </style:style>
    <style:style style:name="P48" style:family="paragraph" style:parent-style-name="Standard">
      <style:text-properties fo:language="pl" fo:country="PL" style:text-underline-style="none" fo:font-weight="normal" officeooo:rsid="00f089b1" officeooo:paragraph-rsid="00f089b1" style:font-weight-asian="normal" style:font-weight-complex="normal"/>
    </style:style>
    <style:style style:name="P49" style:family="paragraph" style:parent-style-name="Standard">
      <style:text-properties fo:language="pl" fo:country="PL" style:text-underline-style="none" fo:font-weight="normal" officeooo:rsid="00f1e80d" officeooo:paragraph-rsid="00f1e80d" style:font-weight-asian="normal" style:font-weight-complex="normal"/>
    </style:style>
    <style:style style:name="P50" style:family="paragraph" style:parent-style-name="Standard">
      <style:text-properties fo:language="pl" fo:country="PL" style:text-underline-style="none" fo:font-weight="normal" officeooo:rsid="00f34896" officeooo:paragraph-rsid="00f34896" style:font-weight-asian="normal" style:font-weight-complex="normal"/>
    </style:style>
    <style:style style:name="P51" style:family="paragraph" style:parent-style-name="Standard">
      <style:text-properties fo:language="pl" fo:country="PL" style:text-underline-style="none" fo:font-weight="normal" officeooo:rsid="00f37645" officeooo:paragraph-rsid="00f37645" style:font-weight-asian="normal" style:font-weight-complex="normal"/>
    </style:style>
    <style:style style:name="P52" style:family="paragraph" style:parent-style-name="Standard">
      <style:text-properties fo:language="pl" fo:country="PL" style:text-underline-style="none" fo:font-weight="normal" officeooo:rsid="00f3c989" officeooo:paragraph-rsid="00f3c989" style:font-weight-asian="normal" style:font-weight-complex="normal"/>
    </style:style>
    <style:style style:name="P53" style:family="paragraph" style:parent-style-name="Standard">
      <style:text-properties fo:language="pl" fo:country="PL" style:text-underline-style="none" fo:font-weight="normal" officeooo:rsid="00f45f1f" officeooo:paragraph-rsid="00f45f1f" style:font-weight-asian="normal" style:font-weight-complex="normal"/>
    </style:style>
    <style:style style:name="P54" style:family="paragraph" style:parent-style-name="Standard">
      <style:text-properties fo:language="pl" fo:country="PL" style:text-underline-style="none" fo:font-weight="normal" officeooo:rsid="00f6133c" officeooo:paragraph-rsid="00f6133c" style:font-weight-asian="normal" style:font-weight-complex="normal"/>
    </style:style>
    <style:style style:name="P55" style:family="paragraph" style:parent-style-name="Standard">
      <style:text-properties fo:language="pl" fo:country="PL" style:text-underline-style="none" fo:font-weight="normal" officeooo:rsid="00f8995f" officeooo:paragraph-rsid="00f8995f" style:font-weight-asian="normal" style:font-weight-complex="normal"/>
    </style:style>
    <style:style style:name="P56" style:family="paragraph" style:parent-style-name="Standard">
      <style:text-properties fo:language="pl" fo:country="PL" style:text-underline-style="none" fo:font-weight="normal" officeooo:rsid="00f92953" officeooo:paragraph-rsid="00f92953" style:font-weight-asian="normal" style:font-weight-complex="normal"/>
    </style:style>
    <style:style style:name="P57" style:family="paragraph" style:parent-style-name="Standard">
      <style:text-properties fo:language="pl" fo:country="PL" style:text-underline-style="none" fo:font-weight="normal" officeooo:rsid="00fa7ed2" officeooo:paragraph-rsid="00fa7ed2" style:font-weight-asian="normal" style:font-weight-complex="normal"/>
    </style:style>
    <style:style style:name="P58" style:family="paragraph" style:parent-style-name="Standard">
      <style:text-properties fo:language="pl" fo:country="PL" style:text-underline-style="none" fo:font-weight="normal" officeooo:rsid="00fb4c90" officeooo:paragraph-rsid="00fb4c90" style:font-weight-asian="normal" style:font-weight-complex="normal"/>
    </style:style>
    <style:style style:name="P59" style:family="paragraph" style:parent-style-name="Standard">
      <style:text-properties fo:language="pl" fo:country="PL" style:text-underline-style="none" fo:font-weight="normal" officeooo:rsid="00fb5d51" officeooo:paragraph-rsid="00fb5d51" style:font-weight-asian="normal" style:font-weight-complex="normal"/>
    </style:style>
    <style:style style:name="P60" style:family="paragraph" style:parent-style-name="Standard">
      <style:text-properties fo:language="pl" fo:country="PL" style:text-underline-style="none" fo:font-weight="normal" officeooo:rsid="00fc5124" officeooo:paragraph-rsid="00fc5124" style:font-weight-asian="normal" style:font-weight-complex="normal"/>
    </style:style>
    <style:style style:name="P61" style:family="paragraph" style:parent-style-name="Standard">
      <style:text-properties fo:language="pl" fo:country="PL" style:text-underline-style="none" fo:font-weight="normal" officeooo:rsid="00ff2170" officeooo:paragraph-rsid="00ff2170" style:font-weight-asian="normal" style:font-weight-complex="normal"/>
    </style:style>
    <style:style style:name="P62" style:family="paragraph" style:parent-style-name="Standard">
      <style:text-properties fo:language="pl" fo:country="PL" style:text-underline-style="none" fo:font-weight="normal" officeooo:rsid="010082c3" officeooo:paragraph-rsid="010082c3" style:font-weight-asian="normal" style:font-weight-complex="normal"/>
    </style:style>
    <style:style style:name="P63" style:family="paragraph" style:parent-style-name="Standard">
      <style:text-properties fo:language="pl" fo:country="PL" style:text-underline-style="none" fo:font-weight="normal" officeooo:rsid="01026722" officeooo:paragraph-rsid="01026722" style:font-weight-asian="normal" style:font-weight-complex="normal"/>
    </style:style>
    <style:style style:name="P64" style:family="paragraph" style:parent-style-name="Standard">
      <style:text-properties fo:language="pl" fo:country="PL" style:text-underline-style="none" fo:font-weight="normal" officeooo:rsid="01041815" officeooo:paragraph-rsid="01041815" style:font-weight-asian="normal" style:font-weight-complex="normal"/>
    </style:style>
    <style:style style:name="P65" style:family="paragraph" style:parent-style-name="Standard">
      <style:text-properties fo:language="pl" fo:country="PL" style:text-underline-style="none" fo:font-weight="normal" officeooo:rsid="0105ae83" officeooo:paragraph-rsid="0105ae83" style:font-weight-asian="normal" style:font-weight-complex="normal"/>
    </style:style>
    <style:style style:name="P66" style:family="paragraph" style:parent-style-name="Standard">
      <style:text-properties fo:language="pl" fo:country="PL" style:text-underline-style="none" fo:font-weight="normal" officeooo:rsid="01070708" officeooo:paragraph-rsid="01070708" style:font-weight-asian="normal" style:font-weight-complex="normal"/>
    </style:style>
    <style:style style:name="P67" style:family="paragraph" style:parent-style-name="Standard">
      <style:text-properties fo:language="pl" fo:country="PL" style:text-underline-style="none" fo:font-weight="normal" officeooo:rsid="01073e7b" officeooo:paragraph-rsid="01073e7b" style:font-weight-asian="normal" style:font-weight-complex="normal"/>
    </style:style>
    <style:style style:name="P68" style:family="paragraph" style:parent-style-name="Standard">
      <style:text-properties fo:language="pl" fo:country="PL" style:text-underline-style="none" fo:font-weight="normal" officeooo:rsid="01093754" officeooo:paragraph-rsid="01093754" style:font-weight-asian="normal" style:font-weight-complex="normal"/>
    </style:style>
    <style:style style:name="T1" style:family="text">
      <style:text-properties officeooo:rsid="002a887a"/>
    </style:style>
    <style:style style:name="T2" style:family="text">
      <style:text-properties officeooo:rsid="0030e08b"/>
    </style:style>
    <style:style style:name="T3" style:family="text">
      <style:text-properties officeooo:rsid="00343946"/>
    </style:style>
    <style:style style:name="T4" style:family="text">
      <style:text-properties officeooo:rsid="005d7a8e"/>
    </style:style>
    <style:style style:name="T5" style:family="text">
      <style:text-properties officeooo:rsid="0086dc34"/>
    </style:style>
    <style:style style:name="T6" style:family="text">
      <style:text-properties officeooo:rsid="008c0fa1"/>
    </style:style>
    <style:style style:name="T7" style:family="text">
      <style:text-properties officeooo:rsid="00c4b2dd"/>
    </style:style>
    <style:style style:name="T8" style:family="text">
      <style:text-properties officeooo:rsid="00c596b4"/>
    </style:style>
    <style:style style:name="T9" style:family="text">
      <style:text-properties officeooo:rsid="00c7f628"/>
    </style:style>
    <style:style style:name="T10" style:family="text">
      <style:text-properties officeooo:rsid="00c7f900"/>
    </style:style>
    <style:style style:name="T11" style:family="text">
      <style:text-properties officeooo:rsid="00c9189b"/>
    </style:style>
    <style:style style:name="T12" style:family="text">
      <style:text-properties officeooo:rsid="00c94826"/>
    </style:style>
    <style:style style:name="T13" style:family="text">
      <style:text-properties officeooo:rsid="00cd0f1f"/>
    </style:style>
    <style:style style:name="T14" style:family="text">
      <style:text-properties officeooo:rsid="00e7115a"/>
    </style:style>
    <style:style style:name="T15" style:family="text">
      <style:text-properties officeooo:rsid="00e7b291"/>
    </style:style>
    <style:style style:name="T16" style:family="text">
      <style:text-properties officeooo:rsid="00e84546"/>
    </style:style>
    <style:style style:name="T17" style:family="text">
      <style:text-properties officeooo:rsid="00f37645"/>
    </style:style>
    <style:style style:name="T18" style:family="text">
      <style:text-properties officeooo:rsid="00f6133c"/>
    </style:style>
    <style:style style:name="T19" style:family="text">
      <style:text-properties officeooo:rsid="00f6dbaf"/>
    </style:style>
    <style:style style:name="T20" style:family="text">
      <style:text-properties officeooo:rsid="00f916f0"/>
    </style:style>
    <style:style style:name="T21" style:family="text">
      <style:text-properties officeooo:rsid="00f92953"/>
    </style:style>
    <style:style style:name="T22" style:family="text">
      <style:text-properties officeooo:rsid="00fa64b9"/>
    </style:style>
    <style:style style:name="T23" style:family="text">
      <style:text-properties officeooo:rsid="00fb5d51"/>
    </style:style>
    <style:style style:name="T24" style:family="text">
      <style:text-properties officeooo:rsid="00ff2170"/>
    </style:style>
    <style:style style:name="T25" style:family="text">
      <style:text-properties officeooo:rsid="01026722"/>
    </style:style>
    <style:style style:name="T26" style:family="text">
      <style:text-properties officeooo:rsid="0105ae83"/>
    </style:style>
    <style:style style:name="T27" style:family="text">
      <style:text-properties officeooo:rsid="0109f6a3"/>
    </style:style>
    <style:style style:name="T28" style:family="text">
      <style:text-properties officeooo:rsid="010a44dd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variable-decls>
        <text:variable-decl office:value-type="float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* </text:span><text:span text:style-name="T6">D</text:span><text:span text:style-name="T5">ate</text:span>: 2025.<text:span text:style-name="T1">0</text:span><text:span text:style-name="T7">4</text:span>.1<text:span text:style-name="T7">8</text:span></text:p>
      <text:p text:style-name="P1"><text:span text:style-name="T5">* </text:span><text:span text:style-name="T6">S</text:span><text:span text:style-name="T5">ource</text:span>: <text:span text:style-name="T7">Zew natury</text:span></text:p>
      <text:p text:style-name="P2">* <text:span text:style-name="T6">A</text:span>utor: <text:span text:style-name="T7">Guy Grieve</text:span></text:p>
      <text:p text:style-name="P2"><text:span text:style-name="T5">* </text:span><text:span text:style-name="T6">Y</text:span><text:span text:style-name="T5">ear</text:span>: <text:span text:style-name="T7">2006</text:span>, ed. 20<text:span text:style-name="T7">15</text:span></text:p>
      <text:p text:style-name="P1"><text:span text:style-name="T5">* </text:span><text:span text:style-name="T6">C</text:span><text:span text:style-name="T5">ategory</text:span>: <text:span text:style-name="T2">książka</text:span></text:p>
      <text:p text:style-name="P1">* <text:span text:style-name="T6">Shortname: </text:span><text:span text:style-name="T8">Grie</text:span><text:span text:style-name="T9">v</text:span><text:span text:style-name="T8">e-</text:span><text:span text:style-name="T7">zew-natury</text:span></text:p>
      <text:p text:style-name="P1"><text:span text:style-name="T5">* </text:span><text:span text:style-name="T6">M</text:span><text:span text:style-name="T5">odified</text:span>: <text:date style:data-style-name="N49" text:date-value="2025-04-26T18:07:13.693582797">2025-04-26</text:date>, <text:time style:data-style-name="N61" text:time-value="2025-04-26T18:07:13.693644404">18:07:05</text:time></text:p>
      <text:p text:style-name="P6"/>
      <text:p text:style-name="P4">#<text:span text:style-name="T4">###</text:span> </text:p>
      <text:p text:style-name="P4"/>
      <text:p text:style-name="P7">#<text:span text:style-name="T10">11 </text:span></text:p>
      <text:p text:style-name="P4"><text:span text:style-name="T10">I choćby ścieżka była wąska, Każdy krok bólem okupiony, Ja swojego losu jestem panem; Ja ster swej duszy dzierżę w dłoni</text:span> <text:span text:style-name="T3">(</text:span>s. <text:span text:style-name="T10">11</text:span><text:span text:style-name="T3">)</text:span></text:p>
      <text:p text:style-name="P8">W.E. Henley, Invictus</text:p>
      <text:p text:style-name="P4"/>
      <text:p text:style-name="P5">#<text:span text:style-name="T10">13</text:span></text:p>
      <text:p text:style-name="P9">Jak mówi prawo Jukonu: triumf tylko silnych jest udziałem; Słabi wnet w proch się obrócą, Przetrwa, kto sprawny umysłem i ciałem. Rozpusta, klątwa, rozpacz, Kalectwo i sromota; Oto jest wola Jukonu – Bolesna jest jej prostota!</text:p>
      <text:p text:style-name="P9">Robert W. Service, Songs of a Sourdough (s.13)</text:p>
      <text:p text:style-name="P9"/>
      <text:p text:style-name="P9">### Część 1</text:p>
      <text:p text:style-name="P9">### 1. Skryty marzyciel</text:p>
      <text:p text:style-name="P9"/>
      <text:p text:style-name="P9"># 20</text:p>
      <text:p text:style-name="P9">[…] wyruszałem na pięciomilową przebieżkę dookoła wzgórz Arturu’s Seat. Teh bieg, […] przyczynił się do ocalenia mojej duszy. Zacząłem odczuwać, a także dostrzegać zmieniające się pory roku. Gdy ścieżka pięła się stromo pod górę, czułem ból, a kiedy od deszczu i wiatru drętwiały mi stopy i twarz, czułem zimno i byłem z tego zadowolony.[…]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9"/>
      <text:p text:style-name="P9"># 20</text:p>
      <text:p text:style-name="P9">Ten bieg dawał mi szansę na ponowne zjednoczenie się zarówno z własnym ciałem, jak i z przyrodą, a kontrast pomiędzy tymi dwoma światami – cywilizacją i żywiołem – sprawił, że zaczął we mnie kiełkować wewnętrzny bunt. […] zacząłem tęsknić za jakimś dzikim miejscem i trybem życia. (s. 20)</text:p>
      <text:p text:style-name="P9">Guy Grieve</text:p>
      <text:p text:style-name="P10"/>
      <text:p text:style-name="P11">### <text:span text:style-name="T11">Część II</text:span></text:p>
      <text:p text:style-name="P12">### 5. Pierwsze kroki na alaskijskiej ziemi</text:p>
      <text:p text:style-name="P12"/>
      <text:p text:style-name="P12"># 38</text:p>
      <text:p text:style-name="P12">W ludzkiej naturze leży być silniej poruszonym nadzieją niźli strachem. (s. 38)</text:p>
      <text:p text:style-name="P12">Francesco Guicciardini</text:p>
      <text:p text:style-name="P12"/>
      <text:p text:style-name="P12"># <text:span text:style-name="T12">45</text:span></text:p>
      <text:p text:style-name="P13">[…] nie mogę się poddać przy pierwszej przeszkodzie. (s.45)</text:p>
      <text:p text:style-name="P13">Guy Grieve</text:p>
      <text:p text:style-name="P13"/>
      <text:p text:style-name="P13"><text:soft-page-break/>I pamiętajcie, zawsze przede wszystkim liczy się plan! (s. 45)</text:p>
      <text:p text:style-name="P13">Guy Grieve</text:p>
      <text:p text:style-name="P13"/>
      <text:p text:style-name="P14"># 46</text:p>
      <text:p text:style-name="P14">Owszem. Taki mam plan. - Wytrzymałem jego spojrzenie, choć wiele mi brakowało, by czuć się pewnym siebie. (s. 46)</text:p>
      <text:p text:style-name="P14">Guy Grieve</text:p>
      <text:p text:style-name="P14"/>
      <text:p text:style-name="P14">[…] nie byłem tylko kolejnym turystą, który zażyczył sobie wycieczki w głąb dziczy; miałem do spełnienia misję. (s. 46)</text:p>
      <text:p text:style-name="P14">Guy Grieve</text:p>
      <text:p text:style-name="P14"/>
      <text:p text:style-name="P15"># 47</text:p>
      <text:p text:style-name="P15">Prąd [rzeki] unosił ogromne drzewo, które w zestawieniu z siłą żywiołu wydawało się lekkie jak wykałaczka. (s. 47)</text:p>
      <text:p text:style-name="P15">Guy Grieve</text:p>
      <text:p text:style-name="P15"/>
      <text:p text:style-name="P16"># 48</text:p>
      <text:p text:style-name="P16">Oto jest prawo Jukonu, niezmienne w prostocie swej: n<text:span text:style-name="T13">i</text:span>e ślijcie mi słabych i głupich; rozumnych i silnych chcę. (s. 48)</text:p>
      <text:p text:style-name="P16">Robert Service</text:p>
      <text:p text:style-name="P16"/>
      <text:p text:style-name="P16">#<text:span text:style-name="T13">### 6. Bez wiosła w górę Jukonu</text:span></text:p>
      <text:p text:style-name="P17"># 54</text:p>
      <text:p text:style-name="P17">[…] rdzenni Alaskanie ponad wszystko cenią sobie rodzinę oraz społeczność i nigdy z własnej woli nie wybraliby samotnego życia w puszczy. (s. 54)</text:p>
      <text:p text:style-name="P17">Guy Grieve</text:p>
      <text:p text:style-name="P17"/>
      <text:p text:style-name="P17">[…] uciekali z kraju, w którym los człowieka jeszcze przed jego narodzinami był już przesądzony. […] [Ja] uciekałem bowiem od ściśle zorganizowanej hierarchii biurowej egzystencji. (s. 54)</text:p>
      <text:p text:style-name="P17">Guy Grieve</text:p>
      <text:p text:style-name="P17"/>
      <text:p text:style-name="P18"># 56</text:p>
      <text:p text:style-name="P18">Cóż o mnie wiedzieli, poza tym co powiedziałem im sam, i skąd mogli mieć pewność, że to była prawda? (s. 56)</text:p>
      <text:p text:style-name="P18">Guy Grieve</text:p>
      <text:p text:style-name="P18"/>
      <text:p text:style-name="P19">### 7. Małą wioska nad rzeką</text:p>
      <text:p text:style-name="P19"># 63</text:p>
      <text:p text:style-name="P19">Człowiek ten nie ma ramion, tyko dwie metalowe sztaby ze szczypcami, które zastępują mu ręce. Z kieszeni na piesi wystawała mu puszka piwa z długą słomką, przez którą od czasu do czasu pociągał łyk. […] Podziwami go. Nie wiem jak stracił ręce; nie chciałem pytać. Mimo że jest kaleką, radzi sobie z łódką, łowi ryby i kręci się po wiosce z uśmiechem na twarzy. (s. 63)</text:p>
      <text:p text:style-name="P19">Guy Grieve</text:p>
      <text:p text:style-name="P19"/>
      <text:p text:style-name="P20"># 66</text:p>
      <text:p text:style-name="P20">Najgorszą ewentualnością byłby powrót do domu z podkulonym ogonem. (s. 66)</text:p>
      <text:p text:style-name="P20">Guy Grieve</text:p>
      <text:p text:style-name="P20"/>
      <text:p text:style-name="P21"># 67</text:p>
      <text:p text:style-name="P21">Życie czasem szybko idzie na przód, co? (s. 67)</text:p>
      <text:p text:style-name="P21">Guy Grieve</text:p>
      <text:p text:style-name="P21"><text:soft-page-break/></text:p>
      <text:p text:style-name="P22"># 68</text:p>
      <text:p text:style-name="P22">Nie było kłopotów z maszyną? - zapytał Don. Nie, wszystko w porządku – odparłem krótko (s. 68)</text:p>
      <text:p text:style-name="P22">Guy Grieve</text:p>
      <text:p text:style-name="P22"/>
      <text:p text:style-name="P22"># 70</text:p>
      <text:p text:style-name="P22">Czas nie jest twoim sprzymierzeńcem. A coś mi mówi, że nie masz bladego pojęcia, jak się zabrać do budowania chaty, mam rację? Pokiwałem głową. (s. 70)</text:p>
      <text:p text:style-name="P22">Guy Grieve</text:p>
      <text:p text:style-name="P22"/>
      <text:p text:style-name="P22">To szaleństwo. On się tam zabije. (s. 70)</text:p>
      <text:p text:style-name="P22">Guy Grieve</text:p>
      <text:p text:style-name="P22"/>
      <text:p text:style-name="P23"># 71</text:p>
      <text:p text:style-name="P23">Charlie pokiwał wolno głową, po czym obrzucił mnie spojrzeniem wyrażającym nieskrywaną pogardę. (s. 71)</text:p>
      <text:p text:style-name="P23">Guy Grieve</text:p>
      <text:p text:style-name="P23"/>
      <text:p text:style-name="P24">Jestem pewien, że sobie poradzę. Nie mam wyboru. […] Zrezygnowałem ze wszystkiego: teraz moja rodzina i cała nasza przyszłość tylko od tego zależą. (s. 71)</text:p>
      <text:p text:style-name="P24">Guy Grieve</text:p>
      <text:p text:style-name="P24"/>
      <text:p text:style-name="P25">Jestem pewien, że sobie poradzę. Nie mam wyboru. […] Czasem brak wyboru to jedyne, czego w puszczy potrzeba. Teraz będziesz musiał wziąć się do pracy, chłopcze, cięższej, niż myślisz. (s. 71)</text:p>
      <text:p text:style-name="P25">Guy Grieve</text:p>
      <text:p text:style-name="P25"/>
      <text:p text:style-name="P26">Być może akurat to zadziała na twoją korzyść. Ludzie, którym udało się wybudować chatę w takich okolicznościach, to znaczy w niewłaściwej porze roku, poradzili sobie tylko dlatego, że nie mieli wyboru. Czasem brak wyboru to jedyne, czego w puszczy potrzeba. (s. 71)</text:p>
      <text:p text:style-name="P26">Guy Grieve</text:p>
      <text:p text:style-name="P26"/>
      <text:p text:style-name="P27"># 72</text:p>
      <text:p text:style-name="P27">Don dziękuję ci za to… Na razie nie masz mi za co dziękować. (s. 72)</text:p>
      <text:p text:style-name="P27">Guy Grieve</text:p>
      <text:p text:style-name="P27"/>
      <text:p text:style-name="P27">Z zimą nie wygrasz. Nigdy. Nawet nie ma co próbować. (S. 72)</text:p>
      <text:p text:style-name="P27">Guy Grieve</text:p>
      <text:p text:style-name="P27"/>
      <text:p text:style-name="P28"># 73</text:p>
      <text:p text:style-name="P28">[…] dorastała w surowej górniczej wiosce o nazwie Ruby, w miejscu, w którym niejeden wygrał fortunę i niejeden ją stracił, a pełni nadziei przybysze z całego świata żyli i umierali w każdy możliwy sposób. Musiała widzieć to już wcześniej. (s. 73)</text:p>
      <text:p text:style-name="P28">Guy Grieve</text:p>
      <text:p text:style-name="P28"/>
      <text:p text:style-name="P28">Dziękuję, Don. Wiesz, że bez waszej pomocy nic nie udałoby mi się zrobić. Jeszcze nic nie zrobiłeś. (s. 73)</text:p>
      <text:p text:style-name="P28">Guy Grieve</text:p>
      <text:p text:style-name="P28"/>
      <text:p text:style-name="P28"># 74</text:p>
      <text:p text:style-name="P29">Ledwie mogłem uwierzyć, że przez ostatnie pięć minut rozmawiałem o niedźwiedziach, polowaniu i dwóch rożnych rodzajach jadalnego ptactwa. Właśnie taki był cel tej podroży i nagle wszystko zaczęło wskazywać na to, że moje marzenia się spełniają. (s. 74)</text:p>
      <text:p text:style-name="P29"><text:soft-page-break/>Guy Grieve</text:p>
      <text:p text:style-name="P29"/>
      <text:p text:style-name="P29"># 75</text:p>
      <text:p text:style-name="P29">[…] plany o samotnej wyprawie w głąb dzikiej puszczy, które snułem naiwnie z bezpiecznego zacisza domu w Szkocji, niewiele miały wspólnego z rzeczywistością, co więcej – były aroganckie i zuchwałe. (s. 75)</text:p>
      <text:p text:style-name="P29">Guy Grieve</text:p>
      <text:p text:style-name="P29"/>
      <text:p text:style-name="P29">Teraz bardziej niż kiedykolwiek musiałem uczyć się pokory i starać się dowiedzieć jak najwięcej od tych bogatych w praktyczną wiedzę i mądrość życiową ludzi. (s. 75)</text:p>
      <text:p text:style-name="P29">Guy Grieve</text:p>
      <text:p text:style-name="P29"/>
      <text:p text:style-name="P29"># 75</text:p>
      <text:p text:style-name="P29">Ci spośród pierwszych osadników, poszukiwaczy i traperów, którzy wyruszyli w głąb puszczy i odnieśli największy sukces, zawsze korzystali z pomocy i wiedzy tych, którzy przybyli tam wcześniej, a także rdzennych mieszkańców danego regionu. (s. 75)</text:p>
      <text:p text:style-name="P29">Guy Grieve</text:p>
      <text:p text:style-name="P29"/>
      <text:p text:style-name="P30">#75</text:p>
      <text:p text:style-name="P30">W środku surowej zimy miałem przez dłuższy czas być zdany wyłącznie na siebie, dlatego tak ważne było, abym chłonął każdą kropelkę wiedzy, kiedy tylko miałem ku temu okazję. (s. 75)</text:p>
      <text:p text:style-name="P30">Guy Grieve</text:p>
      <text:p text:style-name="P28"/>
      <text:p text:style-name="P31">### 8. Stary towarzysz Jukon</text:p>
      <text:p text:style-name="P31"/>
      <text:p text:style-name="P31"># 76</text:p>
      <text:p text:style-name="P31">Rzeka bez wysp jest jak kobiet bez włosów. (s. 76)</text:p>
      <text:p text:style-name="P31">Mark Twain</text:p>
      <text:p text:style-name="P31"/>
      <text:p text:style-name="P32"># 83</text:p>
      <text:p text:style-name="P32">Widzisz, w tym kraju im wyżej, tym cieplej. W dół, gdzie płynie rzeka, spływa zimne powietrze, ale wystarczy wyjść z zimnej niecki, by napotkać bujniejszą roślinność. (s. 83)</text:p>
      <text:p text:style-name="P32">Guy Grieve</text:p>
      <text:p text:style-name="P32"/>
      <text:p text:style-name="P32">Tu są niedźwiedzie, prawda? Tak - odparł Don. - I będą wiedziały, ze tu jesteś, podobnie zresztą jak wszystkie inne zwierzęta. Zobaczą cię dużo wcześniej, zanim ty je zobaczysz, o ile w ogóle ci się to uda. (s. 83)</text:p>
      <text:p text:style-name="P32">Guy Grieve</text:p>
      <text:p text:style-name="P32"/>
      <text:p text:style-name="P33">[…] jeśli niedźwiedź weźmie cię na cel, i tak nie masz żadnych szans, więc po co się denerwować. (s.83)</text:p>
      <text:p text:style-name="P33">Guy Grieve</text:p>
      <text:p text:style-name="P33"/>
      <text:p text:style-name="P34"># 87</text:p>
      <text:p text:style-name="P34">Tutaj na co dzień mamy do czynienia ze śmiercią. (s. 87)</text:p>
      <text:p text:style-name="P34">Guy Grieve</text:p>
      <text:p text:style-name="P34"/>
      <text:p text:style-name="P35">### 9. Już czas, już czas</text:p>
      <text:p text:style-name="P35"># 91</text:p>
      <text:p text:style-name="P35">Niezależnie od pory roku Jukon często zbierał śmiertelne żniwo (s. 91)</text:p>
      <text:p text:style-name="P35">Guy Grieve</text:p>
      <text:p text:style-name="P35"/>
      <text:p text:style-name="P36"><text:soft-page-break/># 92</text:p>
      <text:p text:style-name="P36">Wróciłem wolnym kokiem do szopy i przysiadłem na progu, rozmyślając o czkających mnie licznych wyzwaniach i czując się wyjątkowo źle przygotowany. (s. 92)</text:p>
      <text:p text:style-name="P36">Guy Grieve</text:p>
      <text:p text:style-name="P36"/>
      <text:p text:style-name="P37"># 95</text:p>
      <text:p text:style-name="P37">Ogarnęło mnie zbyt dobrze znane uczycie osamotnienia i smutku, połączone ze strachem. (s. 95)</text:p>
      <text:p text:style-name="P37">Guy Grieve</text:p>
      <text:p text:style-name="P37"/>
      <text:p text:style-name="P38">Człowiek w puszczy potrzebuje psa. (s. 95)</text:p>
      <text:p text:style-name="P38">Guy Grieve</text:p>
      <text:p text:style-name="P38"/>
      <text:p text:style-name="P39">### 10. W głąb niekończącej się ciszy</text:p>
      <text:p text:style-name="P40"># 99</text:p>
      <text:p text:style-name="P40">Będziesz musiał pracować powoli. Bez pośpiechu. Każdą czynność <text:span text:style-name="T14">wykonuj z rozmysłem i staraj się przewidzieć </text:span><text:span text:style-name="T15">konsekwencje. Zanim coś zrobisz, zawsze się dobrze zastanów. Jeśli będziesz miał jakiekolwiek wątpliwości, wstrzymaj się. Po prostu przerwij pracę i przemyśl wszystko ponownie. Możesz nawet odłożyć zadanie na później i zająć się czymś innym, dopóki nie znajdziesz dobrego rozwiązania.</text:span><text:span text:style-name="T16">(s. 99)</text:span></text:p>
      <text:p text:style-name="P41">Guy Grieve</text:p>
      <text:p text:style-name="P41"/>
      <text:p text:style-name="P41">Niczego nie bierz za pewnik i nigdy nie zapominaj, że jesteś żółtodziobem i tak naprawdę nic nie wiesz. (s. 99)</text:p>
      <text:p text:style-name="P41">Guy Grieve</text:p>
      <text:p text:style-name="P41"/>
      <text:p text:style-name="P41">Nigdy nie zapominaj, jak potężna i niebezpieczna potrafi być ta kraina. Szanuj ją i miej świadomość, że nigdy z nią nie wygrasz; musisz nauczyć się współżyć. A kiedy sprawy zaczną układa się po twojej myśli tym bardziej zwiększ czujność, bo wypadki najczęściej zdarzają się właśnie wtedy, kiedy przestajesz się pilnować. (s. 99)</text:p>
      <text:p text:style-name="P41">Guy Grieve</text:p>
      <text:p text:style-name="P41"/>
      <text:p text:style-name="P42"># 103</text:p>
      <text:p text:style-name="P42">Kiedy będziesz gotów, przytrzymaj strzelbę mocno dociśniętą do ramienia, powoli wypuść powietrze, nie myśl o niczym innym, tylko o celu; i zacznij pociągać za spust. Nie oczekuj wystrzału; pozwól żeby cię zaskoczył. (s. 103)</text:p>
      <text:p text:style-name="P42">Guy Grieve</text:p>
      <text:p text:style-name="P42"/>
      <text:p text:style-name="P43">### 11. Pierwszy obóz</text:p>
      <text:p text:style-name="P43"/>
      <text:p text:style-name="P43"># 111</text:p>
      <text:p text:style-name="P43">Jeśli coś warte jest zrobienia, warto to zrobić, choćby źle. (s. 111)</text:p>
      <text:p text:style-name="P43">Gilbert K. Chesterton</text:p>
      <text:p text:style-name="P43"/>
      <text:p text:style-name="P44"># 114</text:p>
      <text:p text:style-name="P44">Pierwsza lekcja Dona sprawdziła się więc już na początku: pracuj powoli i myśl o konsekwencjach każdego działania, dzięki czemu w ogólnym rozrachunku zaoszczędzisz czas. (s. 114)</text:p>
      <text:p text:style-name="P44">Guy Grieve</text:p>
      <text:p text:style-name="P44"/>
      <text:p text:style-name="P45"># 115</text:p>
      <text:p text:style-name="P45">Brzoza słynie z nadzwyczajnej wytrzymałości w stosunku do masy, jaką może utrzymać, dlatego też dawniej stosowano często jej drewno do produkcji wręgów kadłuba samolotu, sań czy rakiet śnieżnych. (s. 115)</text:p>
      <text:p text:style-name="P45"><text:soft-page-break/>Guy Grieve</text:p>
      <text:p text:style-name="P45"/>
      <text:p text:style-name="P46"># 119</text:p>
      <text:p text:style-name="P46">I znów przypomniałem sobie maksymę Don o powolnej, rozważnej pracy: nawet najbardziej błahy wypadek podczas samotnego pobytu w puszczy może zakończyć się tragicznie. (s. 119)</text:p>
      <text:p text:style-name="P46">Guy Grieve</text:p>
      <text:p text:style-name="P46"/>
      <text:p text:style-name="P47"># 121</text:p>
      <text:p text:style-name="P47">Niestety czekało mnie jeszcze kilka zadań, więc zmusiłem się do wstania. (s. 121)</text:p>
      <text:p text:style-name="P47">Guy Grieve</text:p>
      <text:p text:style-name="P47"/>
      <text:p text:style-name="P48"># 122</text:p>
      <text:p text:style-name="P48">Nie trać ducha – powiedziałem do siebie, bo znów ogarnął mnie niepokój. Był to pierwszy ogień w moim obozie, a zatem uroczysta chwila. (s. 122)</text:p>
      <text:p text:style-name="P48">Guy Grieve</text:p>
      <text:p text:style-name="P48"/>
      <text:p text:style-name="P48">Daj mi siłę i szczęście. Pozwól mi wyjść z tego cało. (s. 122)</text:p>
      <text:p text:style-name="P48">Guy Grieve</text:p>
      <text:p text:style-name="P48"/>
      <text:p text:style-name="P49"># 123</text:p>
      <text:p text:style-name="P49">Rozmyślałem o dniach spędzonych w redakcji i przypominałem sobie okropne uczucie, że w tej przeraźliwie szarej biurowej rzeczywistości życie przecieka mi przez palce. Wyobraziłem sobie, co mógłbym w tej chwili robić: być może siedziałbym za kółkiem w drodze do pracy lub tkwił przed komputerem albo omawiał marki czy plany sprzedaży z jakimś śmiertelnie poważnym kierownikiem handlowym. Zamiast tego znalazłem się tutaj: w alaskijskiej puszczy, stojąc przed największym wyzwaniem życia. (s. 123)</text:p>
      <text:p text:style-name="P49">Guy Grieve</text:p>
      <text:p text:style-name="P49"/>
      <text:p text:style-name="P50"># <text:span text:style-name="T17">124</text:span></text:p>
      <text:p text:style-name="P51">[…] tutaj w królestwie ciszy, dźwięk może przemierzyć bardzo długą drogę. (s. 124)</text:p>
      <text:p text:style-name="P51">Guy Grieve</text:p>
      <text:p text:style-name="P51"/>
      <text:p text:style-name="P52"># 126</text:p>
      <text:p text:style-name="P52">Przypomniałem sobie przestrogę Dona, by nigdy nie pozwalać psu szwendać się po lesie samopas. „Jeśli znajdzie go niedźwiedź, pies pogna z powrotem do jedynej znanej mu rzeczy w tej dziczy – to znaczy do ciebie… a niedźwiedź za nim”. (s. 124)</text:p>
      <text:p text:style-name="P52">Guy Grieve</text:p>
      <text:p text:style-name="P52"/>
      <text:p text:style-name="P53"># <text:span text:style-name="T18">126</text:span></text:p>
      <text:p text:style-name="P54">Próbowałem zasnąć, ale poczu<text:span text:style-name="T19">c</text:span>ie winy i dziecięcy strach sprawiły, że czułem się jak po przedawkowaniu kofeiny. (s. 126)</text:p>
      <text:p text:style-name="P54">Guy Grieve</text:p>
      <text:p text:style-name="P54"/>
      <text:p text:style-name="P55"><text:span text:style-name="T21">##</text:span># <text:span text:style-name="T20">12. Głupiec w lesie</text:span></text:p>
      <text:p text:style-name="P55"/>
      <text:p text:style-name="P56"># <text:span text:style-name="T22">129</text:span></text:p>
      <text:p text:style-name="P57">Na zewnątrz znów było szaro, a widok wilgotnego, nieprzystępnego lasu nie podziałał zbyt korzystnie na moje morale. (s. 129)</text:p>
      <text:p text:style-name="P57">Guy Grieve</text:p>
      <text:p text:style-name="P57"/>
      <text:p text:style-name="P58"># <text:span text:style-name="T23">130</text:span></text:p>
      <text:p text:style-name="P59"><text:soft-page-break/>Pierwszy poranek w obozie – namiot był rozbity byle jak, padało bez ustanku, a ja czułem się głęboko przygnębiony. (s. 130)</text:p>
      <text:p text:style-name="P59">Guy Grieve</text:p>
      <text:p text:style-name="P59"/>
      <text:p text:style-name="P60"># <text:span text:style-name="T24">131</text:span></text:p>
      <text:p text:style-name="P61">Don przestrzegł mnie przed rasą niedźwiedzi zwanych „gównojadami”, które nieodparcie przyciąga woń ludzkich odchodów. (s. 131)</text:p>
      <text:p text:style-name="P61">Guy Grieve</text:p>
      <text:p text:style-name="P61"/>
      <text:p text:style-name="P61"># 131</text:p>
      <text:p text:style-name="P61">Mój umysł przeskakiwał z jednego zadania na drugie i po raz kolejny ogarnęło mnie rosnące uczucie paniki, grożąc przytłoczeniem mnie do reszty. (s. 131)</text:p>
      <text:p text:style-name="P61">Guy Grieve</text:p>
      <text:p text:style-name="P61"/>
      <text:p text:style-name="P62"># <text:span text:style-name="T25">132</text:span></text:p>
      <text:p text:style-name="P63">Najgorsze co można zrobić, to niedźwiedzia zaskoczyć, dlatego poruszając się przez leśną głuszę, należy zawsze robić możliwie jak najwięcej hałasu. (s. 132)</text:p>
      <text:p text:style-name="P63">Guy Grieve</text:p>
      <text:p text:style-name="P63"/>
      <text:p text:style-name="P63"># 132</text:p>
      <text:p text:style-name="P63">W ostatnich czasach odnotowano znacznie więcej ataków niż dawniej, dlatego że ludzie znacznie rzadziej podróżują z psami, pozbawiając się w ten sposób systemu wczesnego ostrzegania. (s. 132)</text:p>
      <text:p text:style-name="P63">Guy Grieve</text:p>
      <text:p text:style-name="P64"/>
      <text:p text:style-name="P64"># <text:span text:style-name="T26">135</text:span></text:p>
      <text:p text:style-name="P65">Usiadłem, zdając sobie sprawę, że znów na Fuzzym odreagowałem stres i że tym razem przekroczyłem dopuszczalne granice. (s. 135)</text:p>
      <text:p text:style-name="P65">Guy Grieve</text:p>
      <text:p text:style-name="P65"/>
      <text:p text:style-name="P66"># 136</text:p>
      <text:p text:style-name="P66">Byłem zaskoczony nieposłuszeństwem psa, a jednocześnie nie mogłem wyjść z podziwu nad tym pokazem siły charakteru. Niesłusznie oczekiwałem, że wykona zadanie, do którego nie został przyuczony, i ten klaps był dla niego kroplą, która przelała czarę goryczy. (s. 136)</text:p>
      <text:p text:style-name="P66">Guy Grieve</text:p>
      <text:p text:style-name="P66"/>
      <text:p text:style-name="P67"># 136</text:p>
      <text:p text:style-name="P67">Pokrojone mięso obsmażyłem w tłuszczu wytopionym z porannego bekonu, dodałem cebulę, czosnek i suszone grzyby, a na koniec ryż. W ten sposób przyrządziłem improwizowane risotto. (s. 136)</text:p>
      <text:p text:style-name="P67">Guy Grieve</text:p>
      <text:p text:style-name="P67"/>
      <text:p text:style-name="P68"># <text:span text:style-name="T27">137 </text:span><text:span text:style-name="T28">sd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01:38.163855271</meta:creation-date>
    <dc:date>2025-04-26T18:07:10.008752662</dc:date>
    <meta:editing-duration>PT7H49M41S</meta:editing-duration>
    <meta:editing-cycles>242</meta:editing-cycles>
    <meta:generator>LibreOffice/7.3.7.2$Linux_X86_64 LibreOffice_project/30$Build-2</meta:generator>
    <meta:document-statistic meta:table-count="0" meta:image-count="0" meta:object-count="0" meta:page-count="7" meta:paragraph-count="202" meta:word-count="2021" meta:character-count="12116" meta:non-whitespace-character-count="10285"/>
  </office:meta>
</office:document-meta>
</file>